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c1c1c" style:font-name="Arial Nova" fo:font-size="12pt" fo:letter-spacing="normal" fo:font-style="normal" fo:font-weight="normal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text-align="center" style:justify-single-word="false"/>
      <style:text-properties fo:font-variant="normal" fo:text-transform="none" fo:color="#1c1c1c" style:font-name="Arial Nova" fo:font-size="12pt" fo:letter-spacing="normal" fo:font-style="italic" fo:font-weight="normal" style:font-style-asian="italic" style:font-style-complex="italic"/>
    </style:style>
    <style:style style:name="P4" style:family="paragraph" style:parent-style-name="Standard" style:list-style-name="L1">
      <style:text-properties fo:font-variant="normal" fo:text-transform="none" fo:color="#1c1c1c" style:font-name="Arial Nova" fo:font-size="12pt" fo:letter-spacing="normal" fo:font-style="normal" fo:font-weight="normal"/>
    </style:style>
    <style:style style:name="P5" style:family="paragraph" style:parent-style-name="Standard" style:list-style-name="L2"/>
    <style:style style:name="P6" style:family="paragraph" style:parent-style-name="Standard">
      <style:paragraph-properties style:line-height-at-least="0.503cm"/>
      <style:text-properties fo:color="#f2fffc" style:font-name="Consolas" fo:font-size="10.5pt" fo:font-weight="normal" fo:background-color="#273136"/>
    </style:style>
    <style:style style:name="P7" style:family="paragraph" style:parent-style-name="Standard">
      <style:paragraph-properties style:line-height-at-least="0.503cm"/>
      <style:text-properties fo:color="#f2fffc" fo:background-color="#273136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font-variant="normal" fo:text-transform="none" fo:color="#1c1c1c" style:font-name="Arial Nova" fo:font-size="12pt" fo:letter-spacing="normal" fo:font-style="normal"/>
    </style:style>
    <style:style style:name="T2" style:family="text">
      <style:text-properties fo:font-variant="normal" fo:text-transform="none" fo:color="#1c1c1c" style:font-name="Arial Nova" fo:font-size="12pt" fo:letter-spacing="normal" fo:font-style="normal" fo:font-weight="normal"/>
    </style:style>
    <style:style style:name="T3" style:family="text">
      <style:text-properties fo:font-variant="normal" fo:text-transform="none" fo:color="#1c1c1c" style:font-name="Arial Nova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c1c1c" style:font-name="Arial Nova" fo:font-size="12pt" fo:letter-spacing="norma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1c1c1c" style:font-name="Arial Nova" fo:font-size="12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f2fffc" style:font-name="Consolas" fo:font-size="10.5pt" fo:letter-spacing="normal" fo:font-style="normal" fo:font-weight="normal" fo:background-color="#273136"/>
    </style:style>
    <style:style style:name="T7" style:family="text">
      <style:text-properties fo:font-variant="normal" fo:text-transform="none" fo:color="#8b9798" style:font-name="Consolas" fo:font-size="10.5pt" fo:letter-spacing="normal" fo:font-style="normal" fo:font-weight="normal" fo:background-color="#273136"/>
    </style:style>
    <style:style style:name="T8" style:family="text">
      <style:text-properties fo:font-variant="normal" fo:text-transform="none" fo:color="#ff6d7e" style:font-name="Consolas" fo:font-size="10.5pt" fo:letter-spacing="normal" fo:font-style="normal" fo:font-weight="normal" fo:background-color="#273136"/>
    </style:style>
    <style:style style:name="T9" style:family="text">
      <style:text-properties fo:font-variant="normal" fo:text-transform="none" fo:color="#7cd5f1" style:font-name="Consolas" fo:font-size="10.5pt" fo:letter-spacing="normal" fo:font-style="italic" fo:font-weight="normal" fo:background-color="#273136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8b9798"/>
    </style:style>
    <style:style style:name="T12" style:family="text">
      <style:text-properties fo:color="#8b9798" style:font-name="Consolas" fo:font-size="10.5pt" fo:font-weight="normal"/>
    </style:style>
    <style:style style:name="T13" style:family="text">
      <style:text-properties fo:color="#ff6d7e"/>
    </style:style>
    <style:style style:name="T14" style:family="text">
      <style:text-properties fo:color="#ff6d7e" style:font-name="Consolas" fo:font-size="10.5pt" fo:font-weight="normal"/>
    </style:style>
    <style:style style:name="T15" style:family="text">
      <style:text-properties fo:color="#7cd5f1" style:font-name="Consolas" fo:font-size="10.5pt" fo:font-weight="normal"/>
    </style:style>
    <style:style style:name="T16" style:family="text">
      <style:text-properties fo:color="#7cd5f1" style:font-name="Consolas" fo:font-size="10.5pt" fo:font-style="italic" fo:font-weight="normal"/>
    </style:style>
    <style:style style:name="T17" style:family="text">
      <style:text-properties fo:color="#b8c4c3" style:font-name="Consolas" fo:font-size="10.5pt" fo:font-style="italic" fo:font-weight="normal"/>
    </style:style>
    <style:style style:name="T18" style:family="text">
      <style:text-properties fo:color="#a2e57b" style:font-name="Consolas" fo:font-size="10.5pt" fo:font-style="italic" fo:font-weight="normal"/>
    </style:style>
    <style:style style:name="T19" style:family="text">
      <style:text-properties fo:color="#a2e57b" style:font-name="Consolas" fo:font-size="10.5pt" fo:font-weight="normal"/>
    </style:style>
    <style:style style:name="T20" style:family="text">
      <style:text-properties fo:color="#ffed72" style:font-name="Consolas" fo:font-size="10.5pt" fo:font-weight="normal"/>
    </style:style>
    <style:style style:name="T21" style:family="text">
      <style:text-properties fo:color="#ffb270" style:font-name="Consolas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94570815349548486" text:style-name="L1">
        <text:list-item>
          <text:list>
            <text:list-header>
              <text:p text:style-name="P3">Katalin Bray Fullstack 1 </text:p>
              <text:p text:style-name="P3"><text:s/>02 – November - 2023</text:p>
            </text:list-header>
          </text:list>
        </text:list-item>
      </text:list>
      <text:p text:style-name="P1"><text:tab/></text:p>
      <text:p text:style-name="P1"><text:tab/>Theory answers:</text:p>
      <text:p text:style-name="P1"/>
      <text:list xml:id="list40488393" text:continue-numbering="true" text:style-name="L1">
        <text:list-item>
          <text:list>
            <text:list-item>
              <text:p text:style-name="P4">SDLC stands for "Software Development Life Cycle."</text:p>
            </text:list-item>
            <text:list-item>
              <text:p text:style-name="P4">It typically results in a runtime exception called a "Division by Zero" exception.</text:p>
            </text:list-item>
            <text:list-item>
              <text:p text:style-name="P2"><text:span text:style-name="Source_20_Text"><text:span text:style-name="T2">Git push command.</text:span></text:span></text:p>
            </text:list-item>
            <text:list-item>
              <text:p text:style-name="P2"><text:span text:style-name="Source_20_Text"><text:span text:style-name="Strong_20_Emphasis"><text:span text:style-name="T1">Absence of Value</text:span></text:span></text:span><text:span text:style-name="Source_20_Text"><text:span text:style-name="T2">: NULL indicates that there is no valid data or value present in a particular database field. </text:span></text:span></text:p>
            </text:list-item>
            <text:list-item>
              <text:p text:style-name="P2"><text:span text:style-name="Source_20_Text"><text:span text:style-name="T2">Team facilitation and removing impediments.</text:span></text:span></text:p>
            </text:list-item>
            <text:list-item>
              <text:p text:style-name="P2"><text:span text:style-name="Source_20_Text"><text:span text:style-name="T2">Print statement debugging:it is used to inspect the state of the program at certain stages. It can also be used to identify errors. Interactive debuggers:it can be used to diagnose and fix more complex bugs.</text:span></text:span></text:p>
            </text:list-item>
            <text:list-item>
              <text:p text:style-name="P2"><text:span text:style-name="Source_20_Text"><text:span text:style-name="T2">This code can produce an error if 'price' or 'cash_given' is not a valid numerical value. The &gt;= operator would result in a type error because because we cannot compare a non-numeric value with a numeric one whilst using this operator. To handle this error we can implement an exemption handling by adding a try-exept block. </text:span></text:span></text:p>
            </text:list-item>
            <text:list-item>
              <text:p text:style-name="P2"><text:span text:style-name="Source_20_Text"><text:span text:style-name="T2">Git branching allows us to create separate lines within a repository. Using Git branching we can work on a code by creating independent copies of it and add new features or working on bugs without affecting the main branch. We can </text:span></text:span><text:span text:style-name="Source_20_Text"><text:span text:style-name="T5">create a new branch</text:span></text:span><text:span text:style-name="Source_20_Text"><text:span text:style-name="T2"> by using the terminal and input the </text:span></text:span><text:span text:style-name="Source_20_Text"><text:span text:style-name="T4">git branch</text:span></text:span><text:span text:style-name="Source_20_Text"><text:span text:style-name="T2"> command and define the </text:span></text:span><text:span text:style-name="Source_20_Text"><text:span text:style-name="T4">branch name</text:span></text:span><text:span text:style-name="Source_20_Text"><text:span text:style-name="T2">. We can also </text:span></text:span><text:span text:style-name="Source_20_Text"><text:span text:style-name="T5">switch branch</text:span></text:span><text:span text:style-name="Source_20_Text"><text:span text:style-name="T2"> by using the </text:span></text:span><text:span text:style-name="Source_20_Text"><text:span text:style-name="T4">git checkout</text:span></text:span><text:span text:style-name="Source_20_Text"><text:span text:style-name="T2"> command and than define the </text:span></text:span><text:span text:style-name="Source_20_Text"><text:span text:style-name="T4">new branch</text:span></text:span><text:span text:style-name="Source_20_Text"><text:span text:style-name="T2">. Whilst working on a code we have the option to </text:span></text:span><text:span text:style-name="Source_20_Text"><text:span text:style-name="T5">commit changes</text:span></text:span><text:span text:style-name="Source_20_Text"><text:span text:style-name="T2"> by using first </text:span></text:span><text:span text:style-name="Source_20_Text"><text:span text:style-name="T4">git add</text:span></text:span><text:span text:style-name="Source_20_Text"><text:span text:style-name="T2">- and then </text:span></text:span><text:span text:style-name="Source_20_Text"><text:span text:style-name="T4">git commit</text:span></text:span><text:span text:style-name="Source_20_Text"><text:span text:style-name="T2"> commands. When we are ready to </text:span></text:span><text:span text:style-name="Source_20_Text"><text:span text:style-name="T5">merge</text:span></text:span><text:span text:style-name="Source_20_Text"><text:span text:style-name="T2"> our code into the main branch ,it can be done by using the </text:span></text:span><text:span text:style-name="Source_20_Text"><text:span text:style-name="T4">git merge</text:span></text:span><text:span text:style-name="Source_20_Text"><text:span text:style-name="T2"> command. After merging we won't need the branch we have worked on so we have the option of deleting it by using </text:span></text:span><text:span text:style-name="Source_20_Text"><text:span text:style-name="T4">git branch -d branch name</text:span></text:span><text:span text:style-name="Source_20_Text"><text:span text:style-name="T2"> command.</text:span></text:span></text:p>
            </text:list-item>
            <text:list-item>
              <text:p text:style-name="P2"><text:span text:style-name="Source_20_Text"><text:span text:style-name="T2">Design a restaurant ordering system:</text:span></text:span></text:p>
              <text:list>
                <text:list-item>
                  <text:list>
                    <text:list-header>
                      <text:p text:style-name="P2"><text:span text:style-name="Source_20_Text"><text:span text:style-name="T2">We need to make sure the user can chose if they want to register or use the app as a guest.</text:span></text:span></text:p>
                      <text:p text:style-name="P2"><text:span text:style-name="Source_20_Text"><text:span text:style-name="T2">We need to have a menu so the customer can browse and place an order.</text:span></text:span></text:p>
                      <text:p text:style-name="P2"><text:span text:style-name="Source_20_Text"><text:span text:style-name="T2">To provide the customer with option such as dietary requirements, and preferences.</text:span></text:span></text:p>
                      <text:p text:style-name="P2"><text:span text:style-name="Source_20_Text"><text:span text:style-name="T2">Order summary option and to proceed to the payment.</text:span></text:span></text:p>
                      <text:p text:style-name="P2"><text:span text:style-name="Source_20_Text"><text:span text:style-name="T2">To provide the customer with the option to review the order and the experience.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Source_20_Text"><text:span text:style-name="T2"><text:tab/> <text:s text:c="4"/>Main considerations and problems: </text:span></text:span></text:p>
      <text:p text:style-name="Standard"><text:span text:style-name="Source_20_Text"><text:span text:style-name="T2"><text:tab/><text:tab/> <text:s text:c="4"/>Security – to make sure the app is secure.</text:span></text:span></text:p>
      <text:p text:style-name="Standard"><text:span text:style-name="Source_20_Text"><text:span text:style-name="T2"><text:tab/><text:tab/> <text:s text:c="4"/>During busy periods the amount of orders can overwhelm the system and <text:tab/><text:tab/> <text:s text:c="4"/>potentially can cause the app not being able to accept orders.</text:span></text:span></text:p>
      <text:p text:style-name="Standard"><text:span text:style-name="Source_20_Text"><text:span text:style-name="T2"><text:tab/><text:tab/> <text:s text:c="4"/>Finding the address provided by the customer can be an issue in case the <text:tab/><text:tab/> <text:s text:c="4"/>delivery driver is not able to find it.</text:span></text:span></text:p>
      <text:p text:style-name="Standard"><text:span text:style-name="Source_20_Text"><text:span text:style-name="T2"><text:tab/> <text:s text:c="3"/>Tools and components to use:</text:span></text:span></text:p>
      <text:p text:style-name="Standard"><text:span text:style-name="Source_20_Text"><text:span text:style-name="T2"><text:tab/><text:tab/> <text:s text:c="5"/>- <text:s text:c="3"/>Front end: for the user experience.</text:span></text:span></text:p>
      <text:list xml:id="list478884861926454611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Source_20_Text"><text:span text:style-name="T2">Back end: for payment management, security measures and communication with our database.</text:span></text:span></text:p>
                        </text:list-item>
                        <text:list-item>
                          <text:p text:style-name="P5"><text:span text:style-name="Source_20_Text"><text:span text:style-name="T2">Database: for storing user profiles.</text:span></text:span></text:p>
                          <text:p text:style-name="P5"><text:soft-page-break/><text:span text:style-name="Source_20_Text"><text:span text:style-name="T2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0481171" text:continue-list="list40488393" text:style-name="L1">
        <text:list-item>
          <text:list>
            <text:list-item>
              <text:list>
                <text:list-item>
                  <text:list>
                    <text:list-header>
                      <text:p text:style-name="P2"><text:span text:style-name="Source_20_Text"><text:span text:style-name="T7">&lt;!</text:span></text:span><text:span text:style-name="Source_20_Text"><text:span text:style-name="T8">DOCTYPE</text:span></text:span><text:span text:style-name="Source_20_Text"><text:span text:style-name="T6"> </text:span></text:span><text:span text:style-name="Source_20_Text"><text:span text:style-name="T9">html</text:span></text:span><text:span text:style-name="Source_20_Text"><text:span text:style-name="T7">&gt;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6"><text:span text:style-name="T11">&lt;</text:span><text:span text:style-name="T13">html</text:span><text:span text:style-name="T11">&gt;</text:span></text:p>
      <text:p text:style-name="P6"><text:span text:style-name="T11">&lt;</text:span><text:span text:style-name="T13">head</text:span><text:span text:style-name="T11">&gt;</text:span></text:p>
      <text:p text:style-name="P7">  <text:span text:style-name="T12">&lt;</text:span><text:span text:style-name="T14">title</text:span><text:span text:style-name="T12">&gt;</text:span><text:span text:style-name="T10">To-Do List</text:span><text:span text:style-name="T12">&lt;/</text:span><text:span text:style-name="T14">title</text:span><text:span text:style-name="T12">&gt;</text:span></text:p>
      <text:p text:style-name="P7"><text:span text:style-name="T11">  </text:span><text:span text:style-name="T12">&lt;</text:span><text:span text:style-name="T14">style</text:span><text:span text:style-name="T12">&gt;</text:span></text:p>
      <text:p text:style-name="P7">    <text:span text:style-name="T17">.</text:span><text:span text:style-name="T18">red-button</text:span><text:span text:style-name="T12">{</text:span></text:p>
      <text:p text:style-name="P7">      <text:span text:style-name="T10">backround-color </text:span><text:span text:style-name="T12">:</text:span><text:span text:style-name="T10"> </text:span><text:span text:style-name="T15">red</text:span><text:span text:style-name="T12">;</text:span></text:p>
      <text:p text:style-name="P7">      <text:span text:style-name="T10">color</text:span><text:span text:style-name="T12">:</text:span><text:span text:style-name="T10"> </text:span><text:span text:style-name="T15">white</text:span><text:span text:style-name="T12">;</text:span></text:p>
      <text:p text:style-name="P7">      <text:span text:style-name="T10">border </text:span><text:span text:style-name="T12">:</text:span><text:span text:style-name="T10"> </text:span><text:span text:style-name="T15">none</text:span></text:p>
      <text:p text:style-name="P7">    <text:span text:style-name="T12">}</text:span></text:p>
      <text:p text:style-name="P7">  </text:p>
      <text:p text:style-name="P7">  <text:span text:style-name="T12">&lt;/</text:span><text:span text:style-name="T14">style</text:span><text:span text:style-name="T12">&gt;</text:span></text:p>
      <text:p text:style-name="P6"><text:span text:style-name="T11">&lt;/</text:span><text:span text:style-name="T13">head</text:span><text:span text:style-name="T11">&gt;</text:span></text:p>
      <text:p text:style-name="P6"><text:span text:style-name="T11">&lt;</text:span><text:span text:style-name="T13">body</text:span><text:span text:style-name="T11">&gt;</text:span></text:p>
      <text:p text:style-name="P7">  <text:span text:style-name="T12">&lt;</text:span><text:span text:style-name="T14">button</text:span><text:span text:style-name="T10"> </text:span><text:span text:style-name="T16">title</text:span><text:span text:style-name="T12">="</text:span><text:span text:style-name="T20">Add Task</text:span><text:span text:style-name="T12">"</text:span><text:span text:style-name="T10"> </text:span><text:span text:style-name="T16">class</text:span><text:span text:style-name="T10"> </text:span><text:span text:style-name="T12">=</text:span><text:span text:style-name="T10"> </text:span><text:span text:style-name="T12">"</text:span><text:span text:style-name="T19">red-button</text:span><text:span text:style-name="T12">"&gt;</text:span></text:p>
      <text:p text:style-name="P7"><text:span text:style-name="T12"/></text:p>
      <text:p text:style-name="P9">#javascript</text:p>
      <text:p text:style-name="P7">  <text:span text:style-name="T12">&lt;/</text:span><text:span text:style-name="T14">button</text:span><text:span text:style-name="T12">&gt;</text:span></text:p>
      <text:p text:style-name="P6"><text:span text:style-name="T11">&lt;/</text:span><text:span text:style-name="T13">body</text:span><text:span text:style-name="T11">&gt;</text:span></text:p>
      <text:p text:style-name="P6"><text:span text:style-name="T11">&lt;/</text:span><text:span text:style-name="T13">html</text:span><text:span text:style-name="T11">&gt;</text:span></text:p>
      <text:list xml:id="list4047110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"><text:span text:style-name="Source_20_Text"><text:span text:style-name="T7">&lt;</text:span></text:span><text:span text:style-name="Source_20_Text"><text:span text:style-name="T8">script</text:span></text:span><text:span text:style-name="Source_20_Text"><text:span text:style-name="T7">&gt;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7">  <text:span text:style-name="T10">function addTask()</text:span><text:span text:style-name="T21">{</text:span></text:p>
      <text:p text:style-name="P7">    <text:span text:style-name="T10">const addTask  </text:span><text:span text:style-name="T14">=</text:span><text:span text:style-name="T10"> document</text:span><text:span text:style-name="T12">.</text:span><text:span text:style-name="T19">getElementById</text:span><text:span text:style-name="T12">(</text:span><text:span text:style-name="T10">addTask</text:span><text:span text:style-name="T12">)</text:span><text:span text:style-name="T10">;</text:span></text:p>
      <text:p text:style-name="P8"/>
      <text:p text:style-name="P7">    <text:span text:style-name="T10">const listOfTask </text:span><text:span text:style-name="T14">=</text:span><text:span text:style-name="T10"> document</text:span><text:span text:style-name="T12">.</text:span><text:span text:style-name="T19">createElement</text:span><text:span text:style-name="T12">("</text:span><text:span text:style-name="T20">listOfTask</text:span><text:span text:style-name="T12">")</text:span><text:span text:style-name="T10">;</text:span></text:p>
      <text:p text:style-name="P7">    <text:span text:style-name="T10">const taskType </text:span><text:span text:style-name="T14">=</text:span><text:span text:style-name="T10"> document</text:span><text:span text:style-name="T12">.</text:span><text:span text:style-name="T19">createElement</text:span><text:span text:style-name="T12">("</text:span><text:span text:style-name="T20">taskType</text:span><text:span text:style-name="T12">")</text:span><text:span text:style-name="T10">;</text:span></text:p>
      <text:p text:style-name="P7">    <text:span text:style-name="T12">&lt;</text:span><text:span text:style-name="T14">input</text:span><text:span text:style-name="T10"> </text:span><text:span text:style-name="T16">type</text:span><text:span text:style-name="T10"> </text:span><text:span text:style-name="T14">=</text:span><text:span text:style-name="T10"> </text:span><text:span text:style-name="T12">"</text:span><text:span text:style-name="T20">checkbox</text:span><text:span text:style-name="T12">"</text:span><text:span text:style-name="T10"> </text:span><text:span text:style-name="T16">id</text:span><text:span text:style-name="T14">=</text:span><text:span text:style-name="T12">"</text:span><text:span text:style-name="T20">myCheck</text:span><text:span text:style-name="T12">"&gt;</text:span></text:p>
      <text:p text:style-name="P7">      </text:p>
      <text:p text:style-name="P7">    <text:span text:style-name="T12">&lt;/</text:span><text:span text:style-name="T14">input</text:span><text:span text:style-name="T12">&gt;</text:span></text:p>
      <text:p text:style-name="P7">  <text:span text:style-name="T21">}</text:span></text:p>
      <text:p text:style-name="P6"><text:span text:style-name="T11">&lt;/</text:span><text:span text:style-name="T13">script</text:span><text:span text:style-name="T11">&gt;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CREATE TABLE movie_info(<text:line-break/>Movie_ID INT,<text:line-break/>Movie_Name VARCHAR(150),<text:line-break/>Movie_Length TIME,<text:line-break/>Age_Rating VARCHAR(10)</text:span></text:span></text:p>
      <text:p text:style-name="Standard"><text:span text:style-name="Source_20_Text"><text:span text:style-name="T2">);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CREATE TABLE screens(<text:line-break/>Screen_ID INT PRIMARY KEY,<text:line-break/>Four_K BOOLEAN<text:line-break/>);<text:line-break/></text:span></text:span></text:p>
      <text:p text:style-name="Standard"><text:span text:style-name="Source_20_Text"><text:span text:style-name="T2">CREATE TABLE showings(<text:line-break/>Showing_ID INT PRIMARY KEY,<text:line-break/>Movie_ID INT,<text:line-break/>Screen_ID INT,<text:line-break/></text:span></text:span><text:soft-page-break/><text:span text:style-name="Source_20_Text"><text:span text:style-name="T2">Start_Time TIME,<text:line-break/>Available_Seats int<text:line-break/>)</text:span></text:span></text:p>
      <text:p text:style-name="Standard"><text:span text:style-name="Source_20_Text"><text:span text:style-name="T3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USE foundation_exam;<text:line-break/><text:line-break/> INSERT INTO movie_info(movie_ID, movie_name, movie_length, age_rating)<text:line-break/> VALUES <text:line-break/> (1, "The Movie", "2:19:00", "12A"),<text:line-break/> (2, "The Other Movie", "1:30:00", "15"),<text:line-break/> (3, "The 3D Amazing Movie", <text:s/>"1:42:00", "PG"),<text:line-break/> (4, "La Allure", "1:09:00", "18"),<text:line-break/> (5, "The Cartoon", "1:15:00", "U"),<text:line-break/> (6, "The Scary Cartoon", "1:23:00", "PG"),<text:line-break/> (7, "The Coming Of Age", "1:40:00", "12A"),<text:line-break/> (8, "The War", "2:07:00", "15"),<text:line-break/> (9, "The Murder Mystery", "1:47:00", "15");<text:line-break/><text:line-break/> INSERT INTO screens(screen_ID, four_k)<text:line-break/> VALUES <text:line-break/> <text:s/>(1, True),<text:line-break/> <text:s/>(2, False),<text:line-break/> <text:s/>(3, True),<text:line-break/> <text:s/>(4, True),<text:line-break/> <text:s/>(5, True),<text:line-break/> <text:s/>(6, True),<text:line-break/> <text:s/>(7, True),<text:line-break/> <text:s/>(8, False),<text:line-break/> <text:s/>(9, True),<text:line-break/> <text:s/>(10, True);<text:line-break/><text:line-break/> INSERT INTO showings(showing_ID, movie_ID,screen_ID, start_time, available_seats)<text:line-break/> VALUES <text:line-break/> <text:s/>(1, 1, 2, '12:00:00', 10), <text:line-break/> <text:s/>(2, 1, 2, '17:00:00', 23), <text:line-break/> <text:s/>(3, 2, 9, '10:30:00', 30), <text:line-break/> <text:s/>(4, 3, 1, '07:00:00', 38), <text:line-break/> <text:s/>(5, 3, 5, '10:00:00', 26), <text:line-break/> <text:s/>(6, 3, 1, '17:00:00', 5), <text:line-break/> <text:s/>(7, 3, 1, '19:00:00', 0), <text:line-break/> <text:s/>(8, 3, 5, '14:00:00', 2), <text:line-break/> <text:s/>(9, 4, 9, '20:00:00', 14), <text:line-break/> <text:s/>(10, 4, 9, '23:00:00', 23), <text:line-break/> <text:s/>(11, 5, 6, '09:30:00', 30), <text:line-break/> <text:s/>(12, 5, 6, '12:30:00', 7), <text:line-break/> <text:s/>(13, 5, 6, '14:30:00', 0), <text:line-break/> <text:s/>(14, 5, 6, '15:20:00', 0), <text:line-break/> <text:s/>(15, 6, 10, '10:00:00', 32), <text:line-break/> <text:s/>(16, 6, 10, '13:30:00', 25), <text:line-break/></text:span></text:span><text:soft-page-break/><text:span text:style-name="Source_20_Text"><text:span text:style-name="T2"> <text:s/>(17, 6, 10, '17:00:00', 14), <text:line-break/> <text:s/>(18, 7, 7, '12:00:00', 36), <text:line-break/> <text:s/>(19, 8, 4, '15:00:00', 24), <text:line-break/> <text:s/>(20, 9, 3, '17:00:00', 0);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SELECT Movie_Name, Start_Time<text:line-break/>FROM movie_info<text:line-break/>INNER JOIN showings ON Movie_ID = Movie_ID<text:line-break/>WHERE Start_Time &gt; '12:00:00' AND Available_Seats &gt; 0<text:line-break/>ORDER BY Start_Time;<text:line-break/>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CREATE TABLE movie_info(<text:line-break/>Movie_ID INT,<text:line-break/>Movie_Name VARCHAR(150),<text:line-break/>Movie_Length TIME,<text:line-break/>Age_Rating VARCHAR(10)</text:span></text:span></text:p>
      <text:p text:style-name="Standard"><text:span text:style-name="Source_20_Text"><text:span text:style-name="T2">);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CREATE TABLE screens(<text:line-break/>Screen_ID INT PRIMARY KEY,<text:line-break/>Four_K BOOLEAN<text:line-break/>);<text:line-break/></text:span></text:span></text:p>
      <text:p text:style-name="Standard"><text:span text:style-name="Source_20_Text"><text:span text:style-name="T2">CREATE TABLE showings(<text:line-break/>Showing_ID INT PRIMARY KEY,<text:line-break/>Movie_ID INT,<text:line-break/>Screen_ID INT,<text:line-break/>Start_Time TIME,<text:line-break/>Available_Seats int<text:line-break/>)</text:span></text:span></text:p>
      <text:p text:style-name="Standard"><text:span text:style-name="Source_20_Text"><text:span text:style-name="T3"/></text:span></text:p>
      <text:p text:style-name="Standard">SELECT Movie_Name</text:p>
      <text:p text:style-name="Standard">FROM movie_info</text:p>
      <text:p text:style-name="Standard">INNER JOIN showings ON Movie_ID = Movie_ID</text:p>
      <text:p text:style-name="Standard">GROUP BY Movie_Name</text:p>
      <text:p text:style-name="Standard">ORDER BY COUNT(*) DESC</text:p>
      <text:p text:style-name="Standard">LIMIT 1;</text:p>
      <text:p text:style-name="Standard"><text:span text:style-name="Source_20_Text"><text:span text:style-name="T2"><text:line-break/> <text:line-break/> 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alin Szabo</meta:initial-creator>
    <meta:creation-date>2023-11-01T18:48:08.06</meta:creation-date>
    <dc:date>2023-11-02T20:23:03.07</dc:date>
    <dc:creator>Katalin Szabo</dc:creator>
    <meta:editing-duration>PT3H28M48S</meta:editing-duration>
    <meta:editing-cycles>12</meta:editing-cycles>
    <meta:generator>OpenOffice/4.1.9$Win32 OpenOffice.org_project/419m1$Build-9805</meta:generator>
    <meta:document-statistic meta:table-count="0" meta:image-count="0" meta:object-count="0" meta:page-count="4" meta:paragraph-count="72" meta:word-count="836" meta:character-count="5443"/>
  </office:meta>
</office:document-meta>
</file>